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295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8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896cm" style:rel-column-width="7309*"/>
    </style:style>
    <style:style style:name="Таблица4.B" style:family="table-column">
      <style:table-column-properties style:column-width="2.713cm" style:rel-column-width="10457*"/>
    </style:style>
    <style:style style:name="Таблица4.C" style:family="table-column">
      <style:table-column-properties style:column-width="2.999cm" style:rel-column-width="11559*"/>
    </style:style>
    <style:style style:name="Таблица4.D" style:family="table-column">
      <style:table-column-properties style:column-width="4.586cm" style:rel-column-width="17679*"/>
    </style:style>
    <style:style style:name="Таблица4.E" style:family="table-column">
      <style:table-column-properties style:column-width="4.807cm" style:rel-column-width="18531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E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text-properties officeooo:paragraph-rsid="0017f516"/>
    </style:style>
    <style:style style:name="P2" style:family="paragraph" style:parent-style-name="Heading_20_1">
      <style:text-properties officeooo:paragraph-rsid="0018346a"/>
    </style:style>
    <style:style style:name="P3" style:family="paragraph" style:parent-style-name="Standard">
      <style:text-properties officeooo:paragraph-rsid="00160f91"/>
    </style:style>
    <style:style style:name="P4" style:family="paragraph" style:parent-style-name="Standard">
      <style:text-properties style:font-name="Liberation Serif" officeooo:rsid="0018346a" officeooo:paragraph-rsid="0018346a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weight="bold" officeooo:paragraph-rsid="00160f91" style:font-name-asian="Calibri" style:font-size-asian="12pt" style:font-weight-asian="bold" style:font-name-complex="Times New Roman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fo:font-weight="bold" officeooo:paragraph-rsid="00160f91" style:font-name-asian="Calibri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officeooo:paragraph-rsid="00160f91" style:font-name-asian="Calibri" style:font-size-asian="12pt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officeooo:paragraph-rsid="00160f91" style:font-name-asian="Calibri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ize="12pt" fo:font-style="italic" officeooo:paragraph-rsid="00160f91" style:font-name-asian="Calibri" style:font-size-asian="12pt" style:font-style-asian="italic" style:font-name-complex="Times New Roman2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0892ed" officeooo:paragraph-rsid="00160f91" style:font-name-asian="Calibri" style:font-size-asian="12pt" style:font-weight-asian="bold" style:font-name-complex="Times New Roman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fo:font-size="12pt" style:text-underline-style="none" fo:font-weight="bold" officeooo:rsid="00176f29" officeooo:paragraph-rsid="00160f91" style:font-name-asian="Calibri" style:font-size-asian="12pt" style:font-weight-asian="bold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paragraph-rsid="00160f9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officeooo:paragraph-rsid="00160f91"/>
    </style:style>
    <style:style style:name="P1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" fo:font-size="12pt" fo:font-weight="bold" officeooo:paragraph-rsid="00160f91" style:font-name-asian="Calibri" style:font-size-asian="12pt" style:font-weight-asian="bold" style:font-name-complex="Times New Roman2" style:font-size-complex="12pt"/>
    </style:style>
    <style:style style:name="P15" style:family="paragraph" style:parent-style-name="Table_20_Contents">
      <style:text-properties style:font-name="Liberation Serif" officeooo:rsid="0018346a" officeooo:paragraph-rsid="0018346a"/>
    </style:style>
    <style:style style:name="P16" style:family="paragraph" style:parent-style-name="Table_20_Contents">
      <style:text-properties officeooo:rsid="000a085c" officeooo:paragraph-rsid="0018346a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0a085c" officeooo:paragraph-rsid="0018346a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a085c" officeooo:paragraph-rsid="0018346a"/>
    </style:style>
    <style:style style:name="P19" style:family="paragraph" style:parent-style-name="Table_20_Contents">
      <style:paragraph-properties fo:text-align="center" style:justify-single-word="false"/>
      <style:text-properties officeooo:paragraph-rsid="0018346a"/>
    </style:style>
    <style:style style:name="P20" style:family="paragraph" style:parent-style-name="Text_20_body">
      <style:text-properties officeooo:rsid="00160f91" officeooo:paragraph-rsid="00160f91"/>
    </style:style>
    <style:style style:name="P21" style:family="paragraph" style:parent-style-name="Text_20_body" style:list-style-name="L1">
      <style:text-properties fo:language="ru" fo:country="RU" officeooo:rsid="00176f0a" officeooo:paragraph-rsid="00176f0a"/>
    </style:style>
    <style:style style:name="P22" style:family="paragraph" style:parent-style-name="Text_20_body" style:list-style-name="L1">
      <style:text-properties fo:language="ru" fo:country="RU" officeooo:rsid="00176f0a" officeooo:paragraph-rsid="0017f516"/>
    </style:style>
    <style:style style:name="P23" style:family="paragraph" style:parent-style-name="Text_20_body" style:list-style-name="L1">
      <style:text-properties fo:language="ru" fo:country="RU" officeooo:rsid="0017f516" officeooo:paragraph-rsid="0017f516"/>
    </style:style>
    <style:style style:name="P24" style:family="paragraph" style:parent-style-name="Text_20_body">
      <style:text-properties fo:language="ru" fo:country="RU" officeooo:rsid="000a085c" officeooo:paragraph-rsid="0017f516"/>
    </style:style>
    <style:style style:name="P25" style:family="paragraph" style:parent-style-name="Text_20_body">
      <style:text-properties fo:language="ru" fo:country="RU" officeooo:rsid="000a085c" officeooo:paragraph-rsid="0018346a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paragraph-rsid="00176f0a"/>
    </style:style>
    <style:style style:name="P28" style:family="paragraph" style:parent-style-name="Text_20_body" style:list-style-name="L1">
      <style:text-properties officeooo:paragraph-rsid="0017f516"/>
    </style:style>
    <style:style style:name="P29" style:family="paragraph" style:parent-style-name="Text_20_body">
      <style:paragraph-properties fo:text-align="center" style:justify-single-word="false" style:writing-mode="lr-tb"/>
      <style:text-properties style:font-name="Times New Roman" fo:font-size="12pt" officeooo:paragraph-rsid="00160f91" style:font-name-asian="Calibri" style:font-size-asian="12pt" style:font-name-complex="Times New Roman2" style:font-size-complex="12pt"/>
    </style:style>
    <style:style style:name="P30" style:family="paragraph" style:parent-style-name="Text_20_body">
      <style:paragraph-properties fo:text-align="center" style:justify-single-word="false" style:writing-mode="lr-tb"/>
      <style:text-properties officeooo:paragraph-rsid="00160f91"/>
    </style:style>
    <style:style style:name="T1" style:family="text">
      <style:text-properties style:font-name="Times New Roman" fo:font-size="12pt" style:font-name-asian="Calibri" style:font-size-asian="12pt" style:font-name-complex="Times New Roman2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2" style:font-size-complex="12pt" style:font-style-complex="italic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2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2" style:font-size-complex="12pt" style:font-style-complex="italic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2" style:font-size-complex="12pt" style:font-weight-complex="normal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normal" officeooo:rsid="00176f29" style:font-name-asian="Calibri" style:font-size-asian="12pt" style:font-weight-asian="normal" style:font-name-complex="Times New Roman2" style:font-size-complex="12pt" style:font-weight-complex="normal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officeooo:rsid="000892ed" style:font-name-asian="Calibri" style:font-size-asian="12pt" style:font-weight-asian="normal" style:font-name-complex="Times New Roman2" style:font-size-complex="12pt" style:font-weight-complex="normal"/>
    </style:style>
    <style:style style:name="T8" style:family="text">
      <style:text-properties style:font-name="Times New Roman" fo:font-size="12pt" fo:font-weight="bold" style:font-name-asian="Calibri" style:font-size-asian="12pt" style:font-weight-asian="bold" style:font-name-complex="Times New Roman2" style:font-size-complex="12pt"/>
    </style:style>
    <style:style style:name="T9" style:family="text">
      <style:text-properties style:font-name="Times New Roman" fo:font-size="12pt" fo:font-weight="bold" officeooo:rsid="00176f29" style:font-name-asian="Calibri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language="ru" fo:country="RU" fo:font-weight="bold" officeooo:rsid="0004b3b8" style:font-name-asian="Calibri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language="ru" fo:country="RU" fo:font-weight="bold" officeooo:rsid="00160f91" style:font-name-asian="Calibri" style:font-size-asian="12pt" style:font-weight-asian="bold" style:font-name-complex="Times New Roman2" style:font-size-complex="12pt"/>
    </style:style>
    <style:style style:name="T12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335118" style:font-name-asian="Calibri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" fo:font-size="12pt" fo:language="ru" fo:country="RU" style:text-underline-style="solid" style:text-underline-width="auto" style:text-underline-color="font-color" fo:font-weight="normal" officeooo:rsid="00176f29" style:font-name-asian="Calibri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" fo:font-size="12pt" fo:language="ru" fo:country="RU" officeooo:rsid="0004b3b8" style:font-name-asian="Calibri" style:font-size-asian="12pt" style:font-name-complex="Times New Roman2" style:font-size-complex="12pt"/>
    </style:style>
    <style:style style:name="T15" style:family="text">
      <style:text-properties style:font-name="Times New Roman" fo:font-size="12pt" fo:language="en" fo:country="US" style:text-underline-style="solid" style:text-underline-width="auto" style:text-underline-color="font-color" fo:font-weight="normal" officeooo:rsid="0004b3b8" style:font-name-asian="Calibri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60f91" style:font-name-asian="Calibri" style:font-size-asian="12pt" style:font-weight-asian="bold" style:font-name-complex="Times New Roman2" style:font-size-complex="12pt"/>
    </style:style>
    <style:style style:name="T17" style:family="text">
      <style:text-properties officeooo:rsid="00176f29"/>
    </style:style>
    <style:style style:name="T18" style:family="text">
      <style:text-properties officeooo:rsid="0004b3b8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asian="Calibri" style:font-name-complex="Times New Roman2"/>
    </style:style>
    <style:style style:name="T21" style:family="text">
      <style:text-properties fo:language="en" fo:country="US" officeooo:rsid="0004db0d" style:font-name-asian="Calibri" style:font-name-complex="Times New Roman2"/>
    </style:style>
    <style:style style:name="T22" style:family="text">
      <style:text-properties fo:language="en" fo:country="US" officeooo:rsid="0017f516"/>
    </style:style>
    <style:style style:name="T23" style:family="text">
      <style:text-properties fo:language="en" fo:country="US" officeooo:rsid="000a085c"/>
    </style:style>
    <style:style style:name="T24" style:family="text">
      <style:text-properties fo:language="ru" fo:country="RU" style:font-name-asian="Calibri" style:font-name-complex="Times New Roman2"/>
    </style:style>
    <style:style style:name="T25" style:family="text">
      <style:text-properties fo:language="ru" fo:country="RU" officeooo:rsid="0004db0d" style:font-name-asian="Calibri" style:font-name-complex="Times New Roman2"/>
    </style:style>
    <style:style style:name="T26" style:family="text">
      <style:text-properties fo:language="ru" fo:country="RU" officeooo:rsid="00176f0a"/>
    </style:style>
    <style:style style:name="T27" style:family="text">
      <style:text-properties fo:language="ru" fo:country="RU" officeooo:rsid="0017f516"/>
    </style:style>
    <style:style style:name="T28" style:family="text">
      <style:text-properties fo:language="ru" fo:country="RU" officeooo:rsid="0018346a"/>
    </style:style>
    <style:style style:name="T29" style:family="text">
      <style:text-properties style:font-name-asian="Calibri" style:font-name-complex="Times New Roman2"/>
    </style:style>
    <style:style style:name="T30" style:family="text">
      <style:text-properties officeooo:rsid="0004db0d" style:font-name-asian="Calibri" style:font-name-complex="Times New Roman2"/>
    </style:style>
    <style:style style:name="T31" style:family="text">
      <style:text-properties officeooo:rsid="0006a843" style:font-name-asian="Calibri" style:font-name-complex="Times New Roman2"/>
    </style:style>
    <style:style style:name="T32" style:family="text">
      <style:text-properties officeooo:rsid="0017f516"/>
    </style:style>
    <style:style style:name="T33" style:family="text">
      <style:text-properties fo:color="#0e00ff" style:font-name="Courier New" fo:font-size="10pt" style:font-size-asian="10pt"/>
    </style:style>
    <style:style style:name="T34" style:family="text">
      <style:text-properties fo:color="#000000" style:font-name="Courier New" fo:font-size="10pt" style:font-size-asian="10pt"/>
    </style:style>
    <style:style style:name="T35" style:family="text">
      <style:text-properties fo:color="#aa04f9" style:font-name="Courier New" fo:font-size="10pt" style:font-size-asian="10pt"/>
    </style:style>
    <style:style style:name="T36" style:family="text">
      <style:text-properties style:text-position="super 58%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1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52cm" svg:height="2.207cm" svg:viewBox="0 0 2052 2207" draw:points="-53,0 -53,2207 1999,2207 1999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7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13"><text:span text:style-name="T8">Лабораторная работа № </text:span><text:span text:style-name="T16">2</text:span></text:p>
      <text:p text:style-name="P10">по курсу «<text:span text:style-name="T17">Методы вычислений</text:span>»</text:p>
      <text:p text:style-name="P11">Вариант 1<text:span text:style-name="T18">1</text:span></text:p>
      <text:p text:style-name="P6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<text:span text:style-name="T9">Тема «</text:span><text:span text:style-name="T10">Метод </text:span><text:span text:style-name="T11">золотого сечения</text:span><text:span text:style-name="T9">»</text:span></text:p>
            <text:p text:style-name="P5"/>
            <text:p text:style-name="P12"><text:span text:style-name="T8">Студент </text:span><text:span text:style-name="T5">Сушина А.Д.</text:span></text:p>
            <text:p text:style-name="P5"/>
            <text:p text:style-name="P12"><text:span text:style-name="T8">Группа <text:s/></text:span><text:span text:style-name="T5">ИУ7-</text:span><text:span text:style-name="T15">22</text:span><text:span text:style-name="T12">м</text:span></text:p>
            <text:p text:style-name="P5"/>
            <text:p text:style-name="P5">Оценка (баллы) _______________</text:p>
            <text:p text:style-name="P5"/>
            <text:p text:style-name="P3"><text:span text:style-name="T8">Преподаватель</text:span><text:span text:style-name="T5"> </text:span><text:span text:style-name="T6">Власов </text:span><text:span text:style-name="T13">П.А</text:span><text:span text:style-name="T7">,</text:span></text:p>
          </table:table-cell>
          <table:table-cell table:style-name="Таблица2.A1" office:value-type="string"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8">Москва. <text:s/></text:p>
      <text:p text:style-name="P30"><text:span text:style-name="T1">202</text:span><text:span text:style-name="T14">2</text:span><text:span text:style-name="T1"> г</text:span></text:p>
      <text:p text:style-name="P29"/>
      <text:p text:style-name="Text_20_body"><text:soft-page-break/>Цель работы: изучение метода золотого сечения для решения задачи одномерной оптимизации. </text:p>
      <text:h text:style-name="Heading_20_1" text:outline-level="1">Постановка задачи</text:h>
      <text:p text:style-name="Text_20_body"><text:span text:style-name="T30">Решается задача поиска локального минимума функции</text:span><text:span text:style-name="T21"> f(x)</text:span><text:span text:style-name="T25"> на отрезке</text:span><text:span text:style-name="T21"> [a,b]</text:span><text:span text:style-name="T25"> с заданной точностью ε</text:span><text:span text:style-name="T21">:</text:span></text:p>
      <text:p text:style-name="Text_20_body"><text:span text:style-name="T21"><draw:frame draw:style-name="fr3" draw:name="Объект1" text:anchor-type="as-char" svg:y="-0.626cm" svg:width="2.545cm" svg:height="1.11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4"><text:s/></text:span></text:p>
      <text:p text:style-name="Text_20_body"><text:span text:style-name="T29">Вариант 11. </text:span><draw:frame draw:style-name="fr3" draw:name="Объект2" text:anchor-type="as-char" svg:y="-0.681cm" svg:width="7.535cm" svg:height="1.11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29">на отрезке </text:span><text:span text:style-name="T20">[0, 1]. </text:span></text:p>
      <text:h text:style-name="Heading_20_1" text:outline-level="1">Метод золотого сечения</text:h>
      <text:p text:style-name="P20">Метод является одним из методов исключения отрезков. Идея метода состоит в том, чтобы сократить количество обращений к целевой функции за счет повторного использования одной из пробных точек. </text:p>
      <text:p text:style-name="Text_20_body">Алгоритм для реализации метода поразрядного поиска:</text:p>
      <text:list xml:id="list377517977" text:style-name="L1">
        <text:list-item>
          <text:p text:style-name="P26"><draw:frame draw:style-name="fr2" draw:name="Объект3" text:anchor-type="as-char" svg:y="-0.686cm" svg:width="4.085cm" svg:height="1.065cm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8"><draw:frame draw:style-name="fr2" draw:name="Объект4" text:anchor-type="as-char" svg:y="-0.377cm" svg:width="4.436cm" svg:height="0.531cm" draw:z-index="1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8"><draw:frame draw:style-name="fr2" draw:name="Объект5" text:anchor-type="as-char" svg:y="-0.386cm" svg:width="3.771cm" svg:height="0.54cm" draw:z-index="9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7"><text:span text:style-name="T26">Если </text:span><text:span text:style-name="T26"><draw:frame draw:style-name="fr2" draw:name="Объект6" text:anchor-type="as-char" svg:y="-0.377cm" svg:width="1.334cm" svg:height="0.46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6">:</text:span></text:p>
          <text:list>
            <text:list-item>
              <text:p text:style-name="P21">Если <text:span text:style-name="T19"><draw:frame draw:style-name="fr2" draw:name="Объект7" text:anchor-type="as-char" svg:y="-0.377cm" svg:width="1.501cm" svg:height="0.53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    <text:list>
                <text:list-item>
                  <text:p text:style-name="P21"><text:span text:style-name="T19"><draw:frame draw:style-name="fr2" draw:name="Объект8" text:anchor-type="as-char" svg:y="-0.377cm" svg:width="3.149cm" svg:height="0.53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        </text:list-item>
                <text:list-item>
                  <text:p text:style-name="P21"><text:span text:style-name="T19"><draw:frame draw:style-name="fr2" draw:name="Объект9" text:anchor-type="as-char" svg:y="-0.377cm" svg:width="2.887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          </text:list-item>
                <text:list-item>
                  <text:p text:style-name="P21"><text:span text:style-name="T19"><draw:frame draw:style-name="fr2" draw:name="Объект10" text:anchor-type="as-char" svg:y="-0.386cm" svg:width="4.135cm" svg:height="0.54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        </text:list-item>
              </text:list>
            </text:list-item>
            <text:list-item>
              <text:p text:style-name="P22">Иначе</text:p>
              <text:list>
                <text:list-item>
                  <text:p text:style-name="P22"><draw:frame draw:style-name="fr2" draw:name="Объект11" text:anchor-type="as-char" svg:y="-0.377cm" svg:width="2.99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    </text:list-item>
                <text:list-item>
                  <text:p text:style-name="P22"><draw:frame draw:style-name="fr2" draw:name="Объект12" text:anchor-type="as-char" svg:y="-0.377cm" svg:width="2.856cm" svg:height="0.53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    </text:list-item>
                <text:list-item>
                  <text:p text:style-name="P22"><draw:frame draw:style-name="fr2" draw:name="Объект13" text:anchor-type="as-char" svg:y="-0.386cm" svg:width="4.233cm" svg:height="0.5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    </text:list-item>
              </text:list>
            </text:list-item>
            <text:list-item>
              <text:p text:style-name="P23">Вернуться на шаг 3 .</text:p>
            </text:list-item>
          </text:list>
        </text:list-item>
        <text:list-item>
          <text:p text:style-name="P21">Иначе</text:p>
          <text:list>
            <text:list-item>
              <text:p text:style-name="P28"><text:span text:style-name="T26"><draw:frame draw:style-name="fr2" draw:name="Объект14" text:anchor-type="as-char" svg:y="-0.66cm" svg:width="3.464cm" svg:height="1.03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6"><text:s/></text:span></text:p>
            </text:list-item>
            <text:list-item>
              <text:p text:style-name="P28"><text:span text:style-name="T27">Конец.</text:span></text:p>
            </text:list-item>
          </text:list>
        </text:list-item>
      </text:list>
      <text:h text:style-name="P1" text:outline-level="1"><text:soft-page-break/>Код программы</text:h>
      <text:p text:style-name="P24">Код программы представлен на листинге 1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5">Листинг 1. </text:p>
            <text:p text:style-name="P15"/>
            <text:p text:style-name="P4"><text:span text:style-name="T33">function</text:span><text:span text:style-name="T34"> lab2()</text:span></text:p>
            <text:p text:style-name="Standard"><text:span text:style-name="T34"><text:s text:c="4"/></text:span><text:span text:style-name="T33">global</text:span><text:span text:style-name="T34"> calls;</text:span></text:p>
            <text:p text:style-name="Standard"><text:span text:style-name="T34"><text:s text:c="4"/>calls = 0;</text:span></text:p>
            <text:p text:style-name="Standard"><text:span text:style-name="T34"><text:s text:c="4"/>astart = 0;</text:span></text:p>
            <text:p text:style-name="Standard"><text:span text:style-name="T34"><text:s text:c="4"/>bstart = 1;</text:span></text:p>
            <text:p text:style-name="Standard"><text:span text:style-name="T34"><text:s text:c="4"/>eps = power(10, -6);</text:span></text:p>
            <text:p text:style-name="Standard"><text:span text:style-name="T34"><text:s text:c="4"/>N = 0;</text:span></text:p>
            <text:p text:style-name="Standard"><text:span text:style-name="T34"><text:s text:c="4"/></text:span></text:p>
            <text:p text:style-name="Standard"><text:span text:style-name="T34"><text:s text:c="4"/>a = astart;</text:span></text:p>
            <text:p text:style-name="Standard"><text:span text:style-name="T34"><text:s text:c="4"/>b = bstart;</text:span></text:p>
            <text:p text:style-name="Standard"><text:span text:style-name="T34"><text:s text:c="4"/></text:span></text:p>
            <text:p text:style-name="Standard"><text:span text:style-name="T34"><text:s text:c="4"/>tau = (sqrt(5) - 1)/2;</text:span></text:p>
            <text:p text:style-name="Standard"><text:span text:style-name="T34"><text:s text:c="4"/>l = b-a;</text:span></text:p>
            <text:p text:style-name="Standard"><text:span text:style-name="T34"><text:s text:c="4"/></text:span></text:p>
            <text:p text:style-name="Standard"><text:span text:style-name="T34"><text:s text:c="4"/>x1 = b - tau*l;</text:span></text:p>
            <text:p text:style-name="Standard"><text:span text:style-name="T34"><text:s text:c="4"/>x2 = a+ tau*l;</text:span></text:p>
            <text:p text:style-name="Standard"><text:span text:style-name="T34"><text:s text:c="4"/></text:span></text:p>
            <text:p text:style-name="Standard"><text:span text:style-name="T34"><text:s text:c="4"/>f1 = f(x1);</text:span></text:p>
            <text:p text:style-name="Standard"><text:span text:style-name="T34"><text:s text:c="4"/>f2 = f(x2); </text:span></text:p>
            <text:p text:style-name="Standard"><text:span text:style-name="T34"><text:s text:c="4"/></text:span></text:p>
            <text:p text:style-name="Standard"><text:span text:style-name="T34"><text:s text:c="4"/></text:span><text:span text:style-name="T33">while</text:span><text:span text:style-name="T34"> (l &gt; 2*eps) </text:span></text:p>
            <text:p text:style-name="Standard"><text:span text:style-name="T34"><text:s text:c="8"/>N = N+1;</text:span></text:p>
            <text:p text:style-name="Standard"><text:span text:style-name="T34"><text:s text:c="8"/></text:span><text:span text:style-name="T33">if</text:span><text:span text:style-name="T34"> (f1 &lt;= f2)</text:span></text:p>
            <text:p text:style-name="Standard"><text:span text:style-name="T34"><text:s text:c="12"/>b = x2;</text:span></text:p>
            <text:p text:style-name="Standard"><text:span text:style-name="T34"><text:s text:c="12"/>l = b-a;</text:span></text:p>
            <text:p text:style-name="Standard"><text:span text:style-name="T34"><text:s text:c="12"/></text:span></text:p>
            <text:p text:style-name="Standard"><text:span text:style-name="T34"><text:s text:c="12"/>x2=x1;</text:span></text:p>
            <text:p text:style-name="Standard"><text:span text:style-name="T34"><text:s text:c="12"/>f2=f1;</text:span></text:p>
            <text:p text:style-name="Standard"><text:span text:style-name="T34"><text:s text:c="12"/></text:span></text:p>
            <text:p text:style-name="Standard"><text:span text:style-name="T34"><text:s text:c="12"/>x1 = b - tau*l;</text:span></text:p>
            <text:p text:style-name="Standard"><text:span text:style-name="T34"><text:s text:c="12"/>f1 = f(x1);</text:span></text:p>
            <text:p text:style-name="Standard"><text:span text:style-name="T34"><text:s text:c="8"/></text:span><text:span text:style-name="T33">else</text:span></text:p>
            <text:p text:style-name="Standard"><text:span text:style-name="T34"><text:s text:c="12"/>a = x1;</text:span></text:p>
            <text:p text:style-name="Standard"><text:span text:style-name="T34"><text:s text:c="12"/>l = b - a;</text:span></text:p>
            <text:p text:style-name="Standard"><text:span text:style-name="T34"><text:s text:c="12"/></text:span></text:p>
            <text:p text:style-name="Standard"><text:span text:style-name="T34"><text:s text:c="12"/>x1 = x2;</text:span></text:p>
            <text:p text:style-name="Standard"><text:span text:style-name="T34"><text:s text:c="12"/>f1 = f2;</text:span></text:p>
            <text:p text:style-name="Standard"><text:span text:style-name="T34"><text:s text:c="12"/></text:span></text:p>
            <text:p text:style-name="Standard"><text:span text:style-name="T34"><text:s text:c="12"/>x2 = a + tau * l;</text:span></text:p>
            <text:p text:style-name="Standard"><text:span text:style-name="T34"><text:s text:c="12"/>f2 = f(x2);</text:span></text:p>
            <text:p text:style-name="Standard"><text:span text:style-name="T34"><text:s text:c="8"/></text:span><text:span text:style-name="T33">end</text:span></text:p>
            <text:p text:style-name="Standard"><text:span text:style-name="T34"><text:s text:c="8"/></text:span></text:p>
            <text:p text:style-name="Standard"><text:span text:style-name="T34"><text:s text:c="8"/>fprintf(</text:span><text:span text:style-name="T35">'#%d - <text:s/>[ %20.15f , %20.15f ]\n'</text:span><text:span text:style-name="T34">, N, a, b);</text:span></text:p>
            <text:p text:style-name="Standard"><text:span text:style-name="T34"><text:s text:c="4"/></text:span><text:span text:style-name="T33">end</text:span></text:p>
            <text:p text:style-name="Standard"><text:span text:style-name="T34"><text:s/></text:span></text:p>
            <text:p text:style-name="Standard"><text:span text:style-name="T34"><text:s/></text:span></text:p>
            <text:p text:style-name="Standard"><text:span text:style-name="T34"><text:s text:c="4"/>xres = (a+b)/2;</text:span></text:p>
            <text:p text:style-name="Standard"><text:span text:style-name="T34"><text:s text:c="4"/>fres = f(xres);</text:span></text:p>
            <text:p text:style-name="Standard"><text:span text:style-name="T34"><text:s text:c="4"/></text:span></text:p>
            <text:p text:style-name="Standard"><text:span text:style-name="T34"><text:s text:c="4"/>print_result(astart, bstart , eps, xres, fres);</text:span></text:p>
            <text:p text:style-name="Standard"><text:span text:style-name="T34"><text:s text:c="4"/></text:span></text:p>
            <text:p text:style-name="Standard"><text:span text:style-name="T34"><text:s text:c="4"/>x = astart: 1e-2: bstart;</text:span></text:p>
            <text:p text:style-name="Standard"><text:span text:style-name="T34"><text:s text:c="4"/>fx = f(x);</text:span></text:p>
            <text:p text:style-name="Standard"><text:span text:style-name="T34"><text:s text:c="4"/>plot(x, fx);</text:span></text:p>
            <text:p text:style-name="Standard"><text:span text:style-name="T33">end</text:span></text:p>
            <text:p text:style-name="Standard"><text:span text:style-name="T33"><text:s/></text:span></text:p>
            <text:p text:style-name="Standard"><text:span text:style-name="T33">function</text:span><text:span text:style-name="T34"> y = f(x)</text:span></text:p>
            <text:p text:style-name="Standard"><text:soft-page-break/><text:span text:style-name="T34"><text:s text:c="3"/></text:span><text:span text:style-name="T33">global</text:span><text:span text:style-name="T34"> calls;</text:span></text:p>
            <text:p text:style-name="Standard"><text:span text:style-name="T34"><text:s text:c="4"/>y = tan( (2*power(x, 4)- 5*x + 6) ./ 8) + atan((7*power(x, 2) - 11*x + 1 - sqrt(2))./ (-7*power(x, 2) + 11*x + sqrt(2)));</text:span></text:p>
            <text:p text:style-name="Standard"><text:span text:style-name="T34"><text:s text:c="4"/>calls = calls+1;</text:span></text:p>
            <text:p text:style-name="Standard"><text:span text:style-name="T33">end</text:span></text:p>
            <text:p text:style-name="Standard"><text:span text:style-name="T33"><text:s/></text:span></text:p>
            <text:p text:style-name="Standard"><text:span text:style-name="T33">function</text:span><text:span text:style-name="T34"> print_result(a, b, eps, x, fres)</text:span></text:p>
            <text:p text:style-name="Standard"><text:span text:style-name="T34"><text:s text:c="4"/></text:span><text:span text:style-name="T33">global</text:span><text:span text:style-name="T34"> calls;</text:span></text:p>
            <text:p text:style-name="Standard"><text:span text:style-name="T34"><text:s text:c="4"/>fprintf(</text:span><text:span text:style-name="T35">'[%d, %d]; eps=%20.15f; x = %20.15f ; f(x): %20.15f\n'</text:span><text:span text:style-name="T34">, a, b, eps, x, fres); <text:s text:c="4"/></text:span></text:p>
            <text:p text:style-name="Standard"><text:span text:style-name="T34"><text:s text:c="4"/>fprintf(</text:span><text:span text:style-name="T35">'Calls count: %d\n'</text:span><text:span text:style-name="T34">, calls);</text:span></text:p>
            <text:p text:style-name="Standard"><text:span text:style-name="T33">end</text:span></text:p>
          </table:table-cell>
        </table:table-row>
      </table:table>
      <text:p text:style-name="P24"/>
      <text:h text:style-name="P2" text:outline-level="1">Результаты расчетов для индивидуального задания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6">№</text:p>
          </table:table-cell>
          <table:table-cell table:style-name="Таблица4.A1" office:value-type="string">
            <text:p text:style-name="P17">ε</text:p>
          </table:table-cell>
          <table:table-cell table:style-name="Таблица4.A1" office:value-type="string">
            <text:p text:style-name="P18">N</text:p>
          </table:table-cell>
          <table:table-cell table:style-name="Таблица4.A1" office:value-type="string">
            <text:p text:style-name="P18">x*</text:p>
          </table:table-cell>
          <table:table-cell table:style-name="Таблица4.E1" office:value-type="string">
            <text:p text:style-name="P18">f(x*)</text:p>
          </table:table-cell>
        </table:table-row>
        <table:table-row>
          <table:table-cell table:style-name="Таблица4.A2" office:value-type="string">
            <text:p text:style-name="P16">1</text:p>
          </table:table-cell>
          <table:table-cell table:style-name="Таблица4.A2" office:value-type="string">
            <text:p text:style-name="P18">10<text:span text:style-name="T36">-2</text:span></text:p>
          </table:table-cell>
          <table:table-cell table:style-name="Таблица4.A2" office:value-type="string">
            <text:p text:style-name="P18">15</text:p>
          </table:table-cell>
          <table:table-cell table:style-name="Таблица4.A2" office:value-type="string">
            <text:p text:style-name="P18">0.847<text:span text:style-name="T28">524157501472</text:span></text:p>
          </table:table-cell>
          <table:table-cell table:style-name="Таблица4.E2" office:value-type="string">
            <text:p text:style-name="P19">-<text:span text:style-name="T23">0.3254</text:span><text:span text:style-name="T28">83215224906</text:span></text:p>
          </table:table-cell>
        </table:table-row>
        <table:table-row>
          <table:table-cell table:style-name="Таблица4.A2" office:value-type="string">
            <text:p text:style-name="P16">2</text:p>
          </table:table-cell>
          <table:table-cell table:style-name="Таблица4.A2" office:value-type="string">
            <text:p text:style-name="P18">10<text:span text:style-name="T36">-4</text:span></text:p>
          </table:table-cell>
          <table:table-cell table:style-name="Таблица4.A2" office:value-type="string">
            <text:p text:style-name="P18">33</text:p>
          </table:table-cell>
          <table:table-cell table:style-name="Таблица4.A2" office:value-type="string">
            <text:p text:style-name="P18">0.8484<text:span text:style-name="T28">30365209042</text:span></text:p>
          </table:table-cell>
          <table:table-cell table:style-name="Таблица4.E2" office:value-type="string">
            <text:p text:style-name="P19">-<text:span text:style-name="T23">0.325484</text:span><text:span text:style-name="T28">440720342</text:span></text:p>
          </table:table-cell>
        </table:table-row>
        <table:table-row>
          <table:table-cell table:style-name="Таблица4.A2" office:value-type="string">
            <text:p text:style-name="P16">3</text:p>
          </table:table-cell>
          <table:table-cell table:style-name="Таблица4.A2" office:value-type="string">
            <text:p text:style-name="P18">10<text:span text:style-name="T36">-6</text:span></text:p>
          </table:table-cell>
          <table:table-cell table:style-name="Таблица4.A2" office:value-type="string">
            <text:p text:style-name="P18">44</text:p>
          </table:table-cell>
          <table:table-cell table:style-name="Таблица4.A2" office:value-type="string">
            <text:p text:style-name="P18">0.84847<text:span text:style-name="T28">6747580088</text:span></text:p>
          </table:table-cell>
          <table:table-cell table:style-name="Таблица4.E2" office:value-type="string">
            <text:p text:style-name="P19">-<text:span text:style-name="T23">0.325484443</text:span><text:span text:style-name="T28">676102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1T16:08:54.799000000</meta:creation-date>
    <dc:date>2022-04-21T16:42:03.254000000</dc:date>
    <meta:editing-duration>PT22M35S</meta:editing-duration>
    <meta:editing-cycles>4</meta:editing-cycles>
    <meta:generator>LibreOffice/6.4.2.2$Windows_x86 LibreOffice_project/4e471d8c02c9c90f512f7f9ead8875b57fcb1ec3</meta:generator>
    <meta:document-statistic meta:table-count="4" meta:image-count="1" meta:object-count="14" meta:page-count="4" meta:paragraph-count="134" meta:word-count="397" meta:character-count="2758" meta:non-whitespace-character-count="2079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→</mo>
                <mi mathvariant="italic">min</mi>
              </mrow>
            </mtd>
          </mtr>
          <mtr>
            <mtd>
              <mrow>
                <mi>x</mi>
                <mo stretchy="false">∈</mo>
                <mrow>
                  <mo fence="true" stretchy="false">[</mo>
                  <mrow>
                    <mrow>
                      <mi>a</mi>
                      <mi>,</mi>
                      <mi>b</mi>
                    </mrow>
                  </mrow>
                  <mo fence="true" stretchy="false">]</mo>
                </mrow>
                <mo stretchy="false">⊂</mo>
                <mi>R</mi>
              </mrow>
            </mtd>
          </mtr>
        </mtable>
      </mrow>
    </mrow>
    <annotation encoding="StarMath 5.0">left lbrace stack{f(x) -&gt; min # x in [a, b] subset R}  right non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i>b</mi>
          <mo stretchy="false">−</mo>
          <mrow>
            <mi>τ</mi>
            <mo stretchy="false">∗</mo>
            <mi>l</mi>
          </mrow>
        </mrow>
      </mrow>
      <mi>;</mi>
      <mrow>
        <msub>
          <mi>f</mi>
          <mn>1</mn>
        </msub>
        <mo stretchy="false">=</mo>
        <mi>f</mi>
      </mrow>
      <mrow>
        <mo fence="true" stretchy="false">(</mo>
        <mrow>
          <msub>
            <mi>x</mi>
            <mn>1</mn>
          </msub>
        </mrow>
        <mo fence="true" stretchy="false">)</mo>
      </mrow>
      <mi>;</mi>
    </mrow>
    <annotation encoding="StarMath 5.0">x_1 = b - %tau*l; f_1 = f( x_1); </annotation>
  </semantics>
</math>
</file>

<file path=Object 11/content.xml><?xml version="1.0" encoding="utf-8"?>
<math xmlns="http://www.w3.org/1998/Math/MathML" display="block">
  <semantics>
    <mrow>
      <msub>
        <mi>x</mi>
        <mn>2</mn>
      </msub>
      <mrow>
        <mi mathvariant="normal">:</mi>
        <mo stretchy="false">=</mo>
        <mrow>
          <mi>a</mi>
          <mo stretchy="false">+</mo>
          <mrow>
            <mi>τ</mi>
            <mo stretchy="false">∗</mo>
            <mi>l</mi>
          </mrow>
        </mrow>
      </mrow>
      <mi>;</mi>
      <mrow>
        <msub>
          <mi>f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  <mi>;</mi>
    </mrow>
    <annotation encoding="StarMath 5.0">x_2 := a + %tau * l; f_2 = f( x_2 );</annotation>
  </semantics>
</math>
</file>

<file path=Object 12/content.xml><?xml version="1.0" encoding="utf-8"?>
<math xmlns="http://www.w3.org/1998/Math/MathML" display="block">
  <semantics>
    <mrow>
      <mi>a</mi>
      <mrow>
        <mi mathvariant="normal">:</mi>
        <mo stretchy="false">=</mo>
        <msub>
          <mi>x</mi>
          <mn>1</mn>
        </msub>
      </mrow>
      <mi>;</mi>
      <mrow>
        <mi>l</mi>
        <mo stretchy="false">=</mo>
        <mrow>
          <mi>b</mi>
          <mo stretchy="false">−</mo>
          <mi>a</mi>
        </mrow>
      </mrow>
      <mi>;</mi>
    </mrow>
    <annotation encoding="StarMath 5.0">a := x_1; l = b- a;</annotation>
  </semantics>
</math>
</file>

<file path=Object 13/content.xml><?xml version="1.0" encoding="utf-8"?>
<math xmlns="http://www.w3.org/1998/Math/MathML" display="block">
  <semantics>
    <mrow>
      <msub>
        <mi>x</mi>
        <mn>1</mn>
      </msub>
      <mrow>
        <mi mathvariant="normal">:</mi>
        <mo stretchy="false">=</mo>
        <msub>
          <mi>x</mi>
          <mn>2</mn>
        </msub>
      </mrow>
      <mi>;</mi>
      <mrow>
        <msub>
          <mi>f</mi>
          <mn>1</mn>
        </msub>
        <mo stretchy="false">=</mo>
        <msub>
          <mi>f</mi>
          <mn>2</mn>
        </msub>
      </mrow>
      <mi>;</mi>
    </mrow>
    <annotation encoding="StarMath 5.0">x_1 := x_2; f_1 = f_2 ;
</annotation>
  </semantics>
</math>
</file>

<file path=Object 14/content.xml><?xml version="1.0" encoding="utf-8"?>
<math xmlns="http://www.w3.org/1998/Math/MathML" display="block">
  <semantics>
    <mrow>
      <mrow>
        <mi>x</mi>
        <mo stretchy="false">=</mo>
        <mfrac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n>2</mn>
        </mfrac>
      </mrow>
      <mi>;</mi>
      <mrow>
        <mi>f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x = ( a+b ) over 2 ; f = f( x )
</annotation>
  </semantics>
</math>
</file>

<file path=Object 2/content.xml><?xml version="1.0" encoding="utf-8"?>
<math xmlns="http://www.w3.org/1998/Math/MathML" display="block">
  <semantics>
    <mrow>
      <mi mathvariant="italic">tg</mi>
      <mrow>
        <mrow>
          <mo fence="true" stretchy="false">(</mo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5</mn>
                </mrow>
                <mrow>
                  <mi>x</mi>
                  <mo stretchy="false">+</mo>
                  <mn>6</mn>
                </mrow>
              </mrow>
              <mn>8</mn>
            </mfrac>
          </mrow>
          <mo fence="true" stretchy="false">)</mo>
        </mrow>
        <mo stretchy="false">+</mo>
        <mi mathvariant="italic">arctg</mi>
      </mrow>
      <mrow>
        <mo fence="true" stretchy="false">(</mo>
        <mrow>
          <mfrac>
            <mrow>
              <mn>7</mn>
              <mrow>
                <msup>
                  <mi>x</mi>
                  <mn>2</mn>
                </msup>
                <mo stretchy="false">−</mo>
                <mn>11</mn>
              </mrow>
              <mrow>
                <mi>x</mi>
                <mo stretchy="false">+</mo>
                <mn>1</mn>
                <mo stretchy="false">−</mo>
                <msqrt>
                  <mn>2</mn>
                </msqrt>
              </mrow>
            </mrow>
            <mrow>
              <mrow>
                <mo stretchy="false">−</mo>
                <mn>7</mn>
              </mrow>
              <mrow>
                <msup>
                  <mi>x</mi>
                  <mn>2</mn>
                </msup>
                <mo stretchy="false">+</mo>
                <mn>11</mn>
              </mrow>
              <mrow>
                <mi>x</mi>
                <mo stretchy="false">+</mo>
                <msqrt>
                  <mn>2</mn>
                </msqrt>
              </mrow>
            </mrow>
          </mfrac>
        </mrow>
        <mo fence="true" stretchy="false">)</mo>
      </mrow>
    </mrow>
    <annotation encoding="StarMath 5.0">tg( {2x^4-5x+6} over 8  ) + arctg( {7x^2 -11x +1 - sqrt 2} over {-7x^2 + 11x + sqrt2} )</annotation>
  </semantics>
</math>
</file>

<file path=Object 3/content.xml><?xml version="1.0" encoding="utf-8"?>
<math xmlns="http://www.w3.org/1998/Math/MathML" display="block">
  <semantics>
    <mrow>
      <mi>τ</mi>
      <mrow>
        <mi mathvariant="normal">:</mi>
        <mo stretchy="false">=</mo>
        <mfrac>
          <mrow>
            <mo fence="true" stretchy="false">(</mo>
            <mrow>
              <mrow>
                <msqrt>
                  <mn>5</mn>
                </msqrt>
                <mo stretchy="false">−</mo>
                <mn>1</mn>
              </mrow>
            </mrow>
            <mo fence="true" stretchy="false">)</mo>
          </mrow>
          <mn>2</mn>
        </mfrac>
      </mrow>
      <mi>;</mi>
      <mrow>
        <mi>l</mi>
        <mo stretchy="false">=</mo>
        <mrow>
          <mi>b</mi>
          <mo stretchy="false">−</mo>
          <mi>a</mi>
        </mrow>
      </mrow>
      <mi>;</mi>
    </mrow>
    <annotation encoding="StarMath 5.0">%tau := ( sqrt 5  - 1) over 2; l = b-a; 

</annotation>
  </semantics>
</math>
</file>

<file path=Object 4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i>b</mi>
          <mo stretchy="false">−</mo>
          <mrow>
            <mi>τ</mi>
            <mo stretchy="false">∗</mo>
            <mi>l</mi>
          </mrow>
        </mrow>
      </mrow>
      <mi>;</mi>
      <mrow>
        <msub>
          <mi>x</mi>
          <mn>2</mn>
        </msub>
        <mo stretchy="false">=</mo>
        <mrow>
          <mi>a</mi>
          <mo stretchy="false">+</mo>
          <mrow>
            <mi>τ</mi>
            <mo stretchy="false">∗</mo>
            <mi>l</mi>
          </mrow>
        </mrow>
      </mrow>
      <mi>;</mi>
    </mrow>
    <annotation encoding="StarMath 5.0">x_1 = b- %tau*l; x_
2 = a + %tau*l; 
</annotation>
  </semantics>
</math>
</file>

<file path=Object 5/content.xml><?xml version="1.0" encoding="utf-8"?>
<math xmlns="http://www.w3.org/1998/Math/MathML" display="block">
  <semantics>
    <mrow>
      <mrow>
        <msub>
          <mi>f</mi>
          <mn>1</mn>
        </msub>
        <mo stretchy="false">=</mo>
        <mi>f</mi>
      </mrow>
      <mrow>
        <mo fence="true" stretchy="false">(</mo>
        <mrow>
          <msub>
            <mi>x</mi>
            <mn>1</mn>
          </msub>
        </mrow>
        <mo fence="true" stretchy="false">)</mo>
      </mrow>
      <mi>;</mi>
      <mrow>
        <msub>
          <mi>f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  <mi>;</mi>
    </mrow>
    <annotation encoding="StarMath 5.0">f_1 = f( x_1 ); f_2 = f( x_2 );</annotation>
  </semantics>
</math>
</file>

<file path=Object 6/content.xml><?xml version="1.0" encoding="utf-8"?>
<math xmlns="http://www.w3.org/1998/Math/MathML" display="block">
  <semantics>
    <mrow>
      <mi>l</mi>
      <mo stretchy="false">&gt;</mo>
      <mrow>
        <mn>2</mn>
        <mo stretchy="false">∗</mo>
        <mi>ε</mi>
      </mrow>
    </mrow>
    <annotation encoding="StarMath 5.0">l &gt; 2* %varepsilon
</annotation>
  </semantics>
</math>
</file>

<file path=Object 7/content.xml><?xml version="1.0" encoding="utf-8"?>
<math xmlns="http://www.w3.org/1998/Math/MathML" display="block">
  <semantics>
    <mrow>
      <mrow>
        <msub>
          <mi>f</mi>
          <mn>1</mn>
        </msub>
        <mo stretchy="false">≤</mo>
        <mi>f</mi>
      </mrow>
      <mn>2</mn>
      <mi mathvariant="normal">:</mi>
    </mrow>
    <annotation encoding="StarMath 5.0">f_1 &lt;= f2: 
 </annotation>
  </semantics>
</math>
</file>

<file path=Object 8/content.xml><?xml version="1.0" encoding="utf-8"?>
<math xmlns="http://www.w3.org/1998/Math/MathML" display="block">
  <semantics>
    <mrow>
      <mi>b</mi>
      <mrow>
        <mi mathvariant="normal">:</mi>
        <mo stretchy="false">=</mo>
        <msub>
          <mi>x</mi>
          <mn>2</mn>
        </msub>
      </mrow>
      <mi>;</mi>
      <mi>l</mi>
      <mrow>
        <mi mathvariant="normal">:</mi>
        <mo stretchy="false">=</mo>
        <mrow>
          <mi>b</mi>
          <mo stretchy="false">−</mo>
          <mi>a</mi>
        </mrow>
      </mrow>
      <mi>;</mi>
    </mrow>
    <annotation encoding="StarMath 5.0">b := x_2; l:= b-a;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i mathvariant="normal">:</mi>
        <mo stretchy="false">=</mo>
        <mi>x</mi>
      </mrow>
      <mi>;</mi>
      <msub>
        <mi>f</mi>
        <mn>2</mn>
      </msub>
      <mrow>
        <mi mathvariant="normal">:</mi>
        <mo stretchy="false">=</mo>
        <msub>
          <mi>f</mi>
          <mn>1</mn>
        </msub>
      </mrow>
      <mi>;</mi>
    </mrow>
    <annotation encoding="StarMath 5.0">x_2 := x; f_2 := f_1; </annotation>
  </semantics>
</math>
</file>